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ationTextData.PresentationTex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ationTextData.setInterCharacterAdjustment( int incr , ByteArray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sentationTextData.setExtendedTextColor( Color col , ByteArray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esentationTextData.endControl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sentationTextData.drawIaxisRule( int length , int width , ByteArrayOutputStream afp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sentationTextData.setTextOrientation( int orientation , ByteArrayOutputStream 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sentationTextData.createTextData( AFPTextDataInfo textData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PresentationTextData.absoluteMoveInline( int coordinate , ByteArrayOutputStream afp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tationTextData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sentationTextData.absoluteMoveBaseline( int coordinate , ByteArrayOutputStream afp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sentationTextData.setCodedFont( byte font , ByteArrayOutputStream afp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sentationTextData.ensurePositive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sentationTextData.addTransparentData( byte [ ] data , ByteArrayOutputStream afp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sentationTextData.PresentationTextData( boolean controlI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esentationTextData.createLineData( AFPLineDataInfo lineData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resentationTextData.setVariableSpaceCharacterIncrement( int incr , ByteArray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sentationTextData.drawBaxisRule( int length , int width , ByteArrayOutputStream afp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